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micFileNameMapper.setTo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RmicAdapter.get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micAdapter.addStubVersionOption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RmicAdapter.getCompileClasspat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RmicAdapter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FileNameMapper.setFrom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RmicAdapter.setupRmicCommand( String [ ] option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RmicFileNameMapper.RmicFileName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RmicAdapter.DefaultRmic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RmicAdapter.logAndAddFilesToCompile( Commandline cm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RmicAdapter.getStubClass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icFileNameMapper.mapFileName( String nam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0">
            <text:p text:style-name="Table_20_Contents">30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DefaultRmicAdapter.getTieClass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micAdapter.filterJvmCompilerArgs( String [ ] compiler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RmicAdapter.getSkelClass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micAdapter.setupRmic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micAdapter.preprocessCompilerArgs( String [ ] compiler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micAdapter.getRm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micAdapter.setRmic( final Rmic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